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1.9008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9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ask no</text:p>
          </table:table-cell>
          <table:table-cell office:value-type="string">
            <text:p>Task Subject</text:p>
          </table:table-cell>
          <table:table-cell office:value-type="string">
            <text:p><text:s/>Task Description </text:p>
          </table:table-cell>
          <table:table-cell office:value-type="string">
            <text:p>Assigned </text:p>
          </table:table-cell>
          <table:table-cell office:value-type="string">
            <text:p>Sprint </text:p>
          </table:table-cell>
          <table:table-cell office:value-type="string">
            <text:p><text:s/>Start Date </text:p>
          </table:table-cell>
          <table:table-cell office:value-type="string">
            <text:p>Due Date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ood Donation Register</text:p>
          </table:table-cell>
          <table:table-cell office:value-type="string">
            <text:p>User Registration</text:p>
          </table:table-cell>
          <table:table-cell office:value-type="string">
            <text:p>UI Team </text:p>
          </table:table-cell>
          <table:table-cell office:value-type="float" office:value="1">
            <text:p>1</text:p>
          </table:table-cell>
          <table:table-cell table:style-name="ce2" office:value-type="date" office:date-value="2017-10-11">
            <text:p>10/11/17</text:p>
          </table:table-cell>
          <table:table-cell office:value-type="string">
            <text:p>18/11/201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reation of Account</text:p>
          </table:table-cell>
          <table:table-cell table:style-name="ce1" office:value-type="string">
            <text:p>Sign up for an online account to manage appointments</text:p>
          </table:table-cell>
          <table:table-cell office:value-type="string">
            <text:p>Database Team</text:p>
          </table:table-cell>
          <table:table-cell office:value-type="float" office:value="2">
            <text:p>2</text:p>
          </table:table-cell>
          <table:table-cell office:value-type="string">
            <text:p>19/11/17</text:p>
          </table:table-cell>
          <table:table-cell office:value-type="string">
            <text:p>27/11/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ok Appointment</text:p>
          </table:table-cell>
          <table:table-cell table:style-name="ce1" office:value-type="string">
            <text:p>To get appointment for blood Donation</text:p>
          </table:table-cell>
          <table:table-cell office:value-type="string">
            <text:p>Backend Team</text:p>
          </table:table-cell>
          <table:table-cell office:value-type="float" office:value="3">
            <text:p>3</text:p>
          </table:table-cell>
          <table:table-cell office:value-type="string">
            <text:p>28/11/17</text:p>
          </table:table-cell>
          <table:table-cell table:style-name="ce2" office:value-type="date" office:date-value="2017-06-12">
            <text:p>06/12/1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06/14/2019</text:date>, <text:time>14:0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 DLKJ</meta:initial-creator>
    <meta:creation-date>2019-06-14T12:41:16.14</meta:creation-date>
    <dc:date>2019-06-14T14:06:38.24</dc:date>
    <dc:creator>AV DLKJ</dc:creator>
    <meta:editing-duration>PT38M</meta:editing-duration>
    <meta:editing-cycles>1</meta:editing-cycles>
    <meta:document-statistic meta:table-count="3" meta:cell-count="28" meta:object-count="0"/>
    <meta:generator>OpenOffice/4.1.5$Win32 OpenOffice.org_project/415m1$Build-9789</meta:generator>
  </office:meta>
</office:document-meta>
</file>